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AsArray_string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riteAsArray_string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riteAsArray_string.test_error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riteAsArray_string.test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riteAsArray_string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riteAsArray_string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riteAsArray_string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riteAsArray_string.test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